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0EE00000D76F30F96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1.455cm" svg:height="9.107cm" draw:z-index="0"><draw:image xlink:href="Pictures/10000000000010EE00000D76F30F96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08:48:25.666468821</meta:creation-date>
    <dc:date>2014-06-09T08:49:08.151193793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